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7cm"/>
    </style:style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17.983cm"/>
    </style:style>
    <style:style style:name="co4" style:family="table-column">
      <style:table-column-properties fo:break-before="auto" style:column-width="5.96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Что_20_сделано">
      <style:table-properties table:display="true" style:writing-mode="lr-tb"/>
    </style:style>
    <style:style style:name="ta2" style:family="table" style:master-page-name="PageStyle_5f_Что_20_нужно_20_сделать">
      <style:table-properties table:display="true" style:writing-mode="lr-tb"/>
    </style:style>
    <style:style style:name="ce1" style:family="table-cell" style:parent-style-name="Excel_20_Built-in_20_Normal">
      <style:table-cell-properties fo:background-color="#8eb4e3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8eb4e3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8eb4e3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ffff00"/>
    </style:style>
    <style:style style:name="ce7" style:family="table-cell" style:parent-style-name="Excel_20_Built-in_20_Normal">
      <style:table-cell-properties fo:background-color="#9bbb59"/>
    </style:style>
    <style:style style:name="ce8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9" style:family="table-cell" style:parent-style-name="Excel_20_Built-in_20_Normal">
      <style:table-cell-properties fo:background-color="#c6d9f1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Что сделано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Наименование</text:p>
          </table:table-cell>
          <table:table-cell table:style-name="ce1" office:value-type="string">
            <text:p>ч/ч</text:p>
          </table:table-cell>
          <table:table-cell table:style-name="ce1" office:value-type="string">
            <text:p>ф/ч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Разработка архитектуры авторизации пользователей (пользователи, сотрудники, руководители)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работка архитектуры ролей для пользователей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работка метода и интерфейсов с учетом ролей пользователей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Создание страницы по управлению сотрудниками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Создание тестовых страниц под разные роли пользователей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Создание страницы landing page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Создание страницы с авторизацией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Скачивание архивов с данными по 223-ФЗ, 44-ФЗ</text:p>
          </table:table-cell>
          <table:table-cell/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Разработка интерфейсов на основе шаблонов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бор структуры файлов по 223-ФЗ, формирование структуры базы данных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бор структуры файлов по 44-ФЗ, формирование структуры базы данных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работка программы по разбору файлов для наполнение базы данных по 223-ФЗ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работка программы по разбору файлов для наполнение базы данных по 44-ФЗ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Наполнение базы данных по 223-ФЗ, контроль корректности загруженной информации, корректировка структуры</text:p>
          </table:table-cell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Настройка фильтров на странице поиска под текущую архитектуру базы данных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Оптимизация структуры базы данных для поиска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Поиск альтернативных методов поиска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Изучение новой технологии поиска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Тестирование нового метода поиска на текущей архитектуре базы данных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Корректировка структуры базы данных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работка программы по обработке загруженных данных 223-ФЗ (расчет цены закупок)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Перенос данных на новый сервер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Настройка сервера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Установка и тестирование работы поиска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Наполнение базы данных по 44-ФЗ, контроль корректности загруженной информации, корректировка структуры</text:p>
          </table:table-cell>
          <table:table-cell office:value-type="float" office:value="18">
            <text:p>18</text:p>
          </table:table-cell>
          <table:table-cell office:value-type="float" office:value="144">
            <text:p>14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Создание связки для 223-ФЗ и 44-ФЗ для поиска в обоих таблицах по заданным параметрам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работка архитектуры регистрации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Настройка почты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Тестирование оповещений на почту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работка алгоритма и структуры сервиса по поддержанию 223-ФЗ в актуальном состоянии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работка сервиса по поддержанию 223-ФЗ в актуальном состоянии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работка структуры базы данных с учетом новых данных по 44-ФЗ (после получения знаний о типов закупок).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Анализ архивов с файлами, и разработка программы по загрузке информации в базу данных. 44-ФЗ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Загрузка информации в базу данных по 44-ФЗ за 2015 г. (работает по текущий момент)</text:p>
          </table:table-cell>
          <table:table-cell office:value-type="float" office:value="12">
            <text:p>12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Итого</text:p>
          </table:table-cell>
          <table:table-cell table:style-name="ce4" table:formula="of:=SUM([.B2:.B35])" office:value-type="float" office:value="231">
            <text:p>231</text:p>
          </table:table-cell>
          <table:table-cell table:style-name="ce4" table:formula="of:=SUM([.C2:.C35])" office:value-type="float" office:value="516">
            <text:p>5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ч/ч - часов непосредственной работы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ф/ч - часов фоновой работы, для которой нужен иногда контроль или корректровка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нужно сделать" table:style-name="ta2" table:print="false">
        <office:forms form:automatic-focus="false" form:apply-design-mode="false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2" table:number-columns-repeated="1021" table:default-cell-style-name="Excel_20_Built-in_20_Normal"/>
        <table:table-row table:style-name="ro1">
          <table:table-cell table:style-name="ce5" office:value-type="string">
            <text:p>Наименование</text:p>
          </table:table-cell>
          <table:table-cell table:style-name="ce5" office:value-type="string">
            <text:p>ч/ч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Создание страницы регистрации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Создание страницы подтверждения регистрации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Создание архитектуры тестового периода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Интерфейс просмотра участия в тендерах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Изменение интерфейса выдачи результатов и добавление постраничного вывода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Сохранение фильтров поиска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Создание страницы с информацией по 223-ФЗ</text:p>
          </table:table-cell>
          <table:table-cell table:style-name="ce7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Создание страницы с информацией по 44-ФЗ</text:p>
          </table:table-cell>
          <table:table-cell table:style-name="ce7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Разработка программы по загрузке 223-ФЗ</text:p>
          </table:table-cell>
          <table:table-cell table:style-name="ce6" office:value-type="float" office:value="16">
            <text:p>1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Заполнение информации</text:p>
          </table:table-cell>
          <table:table-cell table:style-name="ce6" office:value-type="float" office:value="48">
            <text:p>48</text:p>
          </table:table-cell>
          <table:table-cell office:value-type="string">
            <text:p>* зависит от скорости обработки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Создание страницы с информацией по 223-ФЗ</text:p>
          </table:table-cell>
          <table:table-cell table:style-name="ce6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Настройка поиска по новому формату БД</text:p>
          </table:table-cell>
          <table:table-cell table:style-name="ce7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Разработка программы по обработке статусов 44-ФЗ, 223-ФЗ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Обновление статусов 44-ФЗ, 223-ФЗ</text:p>
          </table:table-cell>
          <table:table-cell/>
          <table:table-cell office:value-type="string">
            <text:p>* зависит от скорости обработки</text:p>
          </table:table-cell>
          <table:table-cell table:number-columns-repeated="1021"/>
        </table:table-row>
        <table:table-row table:style-name="ro1">
          <table:table-cell office:value-type="string">
            <text:p>Разработка программы по обновлению закупок по 44-ФЗ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Разработка программы по анализу и уведомлению при изменении закупок</text:p>
          </table:table-cell>
          <table:table-cell office:value-type="float" office:value="36">
            <text:p>36</text:p>
          </table:table-cell>
          <table:table-cell office:value-type="string">
            <text:p>* примерное время</text:p>
          </table:table-cell>
          <table:table-cell table:number-columns-repeated="1021"/>
        </table:table-row>
        <table:table-row table:style-name="ro1">
          <table:table-cell office:value-type="string">
            <text:p>Разработка программы по просмотру фильтров пользователей и уведомлении о появлении новых</text:p>
          </table:table-cell>
          <table:table-cell office:value-type="float" office:value="24">
            <text:p>24</text:p>
          </table:table-cell>
          <table:table-cell office:value-type="string">
            <text:p>* примерное время</text:p>
          </table:table-cell>
          <table:table-cell table:number-columns-repeated="1021"/>
        </table:table-row>
        <table:table-row table:style-name="ro1">
          <table:table-cell office:value-type="string">
            <text:p>Поиск по документам, авансирование, без обеспечения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Итого:</text:p>
          </table:table-cell>
          <table:table-cell table:style-name="ce9" table:formula="of:=SUM([.B2:.B18])" office:value-type="float" office:value="196">
            <text:p>196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2.07.2015</text:date>, <text:time>21:02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Что_20_сделано" style:display-name="PageStyle_Что сделано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Что_20_нужно_20_сделать" style:display-name="PageStyle_Что нужно сделать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2T21:02:28.92</dc:date>
    <meta:document-statistic meta:table-count="2" meta:cell-count="120" meta:object-count="0"/>
    <meta:generator>OpenOffice/4.1.0$Win32 OpenOffice.org_project/410m18$Build-9764</meta:generator>
  </office:meta>
</office:document-meta>
</file>